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8pt" fo:language="es" fo:country="DO" fo:font-weight="normal" style:font-size-asian="8pt" style:font-weight-asian="normal" style:font-size-complex="8pt" style:font-weight-complex="normal"/>
    </style:style>
    <style:style style:name="T3" style:family="text">
      <style:text-properties style:font-name="Arial" fo:font-size="8pt" fo:language="es" fo:country="DO" style:font-size-asian="8pt" style:font-size-complex="8pt"/>
    </style:style>
    <style:style style:name="T4" style:family="text">
      <style:text-properties style:font-name="Arial" fo:font-size="8pt" fo:language="es" fo:country="PR" fo:font-weight="normal" style:font-size-asian="8pt" style:font-weight-asian="normal" style:font-size-complex="8pt" style:font-weight-complex="normal"/>
    </style:style>
    <style:style style:name="T5" style:family="text"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T6" style:family="text"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T7" style:family="text">
      <style:text-properties style:font-name="Arial" fo:font-size="8pt" fo:language="en" fo:country="US" style:font-size-asian="8pt" style:font-size-complex="8pt"/>
    </style:style>
    <style:style style:name="T8" style:family="text"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T9" style:family="text">
      <style:text-properties style:use-window-font-color="true" style:font-name="Arial" fo:font-size="8pt" fo:language="en" fo:country="US" style:letter-kerning="true" style:font-name-asian="Lucida Sans Unicode" style:font-size-asian="8pt" style:language-asian="zxx" style:country-asian="none" style:font-name-complex="Tahoma" style:font-size-complex="8pt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licitud de Credito No. &lt;SOL_NO&gt; <text:s text:c="3"/><text:span text:style-name="T1">Monto Solicitado: &lt;SOL_MONTO&gt;</text:span></text:p>
      <text:p text:style-name="P3"/>
      <text:p text:style-name="P3">Nombre de Entidad &lt;CLI_NOM&gt; &lt;CLI_APE&gt;</text:p>
      <text:p text:style-name="P3"/>
      <text:p text:style-name="P3">Direccion: <text:span text:style-name="T1">&lt;CLI_Direccion&gt;, Provincia: &lt;CLI_Provincia&gt;, Municipio: &lt;CLI_Municipio&gt;</text:span></text:p>
      <text:p text:style-name="P3"/>
      <text:p text:style-name="P3">Sexo: &lt;CLI_sexo&gt;</text:p>
      <text:p text:style-name="P3"/>
      <text:p text:style-name="P3">Estado Civil: &lt;CLI_ESTADO_CIVIL&gt;</text:p>
      <text:p text:style-name="P1"/>
      <text:p text:style-name="P1">Edad: &lt;CLI_FENAC_EDAD&gt;</text:p>
      <text:p text:style-name="P1"/>
      <text:p text:style-name="P1">DADO EL <text:span text:style-name="T1">&lt;DOC_FE_DIA_LET&gt; (&lt;DOC_FE_DIA&gt;) <text:s/>DE &lt;DOC_FE_MES_LET&gt; DEL &lt;DOC_FE_ANIO_LET&gt; (&lt;DOC_FE_ANIO&gt;)</text:span></text:p>
      <text:p text:style-name="P2"/>
      <text:p text:style-name="P2">MONTO SOLICITADO: &lt;SOL_MONTO&gt; (&lt;SOL_MONTO_LET&gt;)</text:p>
      <text:p text:style-name="P2"/>
      <text:p text:style-name="P2"/>
      <text:p text:style-name="P2"><text:span text:style-name="T2">Por la presente </text:span><text:span text:style-name="T4">sólicito</text:span><text:span text:style-name="T2"> de </text:span><text:span text:style-name="T4">é</text:span><text:span text:style-name="T5">sta</text:span><text:span text:style-name="T2"> institución un préstamo </text:span><text:span text:style-name="T5">por la suma de </text:span><text:span text:style-name="T3">&lt;SOL_MONTO&gt;</text:span><text:span text:style-name="T2">, para pagarlo en : </text:span><text:span text:style-name="T5">( </text:span><text:span text:style-name="T3">&lt;SOL_PLAZO&gt;</text:span><text:span text:style-name="T2"> ) </text:span><text:span text:style-name="T4">cuotas</text:span><text:span text:style-name="T2"> </text:span><text:span text:style-name="T3">&lt;FORMA_PAGO&gt;, </text:span><text:span text:style-name="T5">utilizarlo en :</text:span><text:span text:style-name="T2"> </text:span><text:span text:style-name="T5">&lt;SOL_MOTIVO&gt;</text:span><text:span text:style-name="T6">.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D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D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vin Landeta </meta:initial-creator>
    <meta:creation-date>2017-08-16T18:25:31.36</meta:creation-date>
    <dc:date>2017-11-26T14:40:20.41</dc:date>
    <dc:creator>Elvin Landeta </dc:creator>
    <meta:editing-duration>PT1H19M14S</meta:editing-duration>
    <meta:editing-cycles>17</meta:editing-cycles>
    <meta:generator>OpenOffice/4.1.1$Win32 OpenOffice.org_project/411m6$Build-9775</meta:generator>
    <meta:document-statistic meta:table-count="0" meta:image-count="0" meta:object-count="0" meta:page-count="1" meta:paragraph-count="9" meta:word-count="66" meta:character-count="570"/>
  </office:meta>
</office:document-meta>
</file>